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erver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572cm" svg:y="9.509cm">
          <text:p text:style-name="P1">Server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2.905cm" svg:y="13.065cm">
          <text:p text:style-name="P1">Server 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7.858cm" svg:y="13.065cm">
          <text:p text:style-name="P1">Server 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1.668cm" svg:y="9.382cm">
          <text:p text:style-name="P1">Server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erver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7.591cm" svg:y1="9.749cm" svg:x2="8.888cm" svg:y2="8.377cm">
          <text:p/>
        </draw:line>
        <draw:line draw:style-name="gr2" draw:text-style-name="P3" draw:layer="layout" svg:x1="4.792cm" svg:y1="13.174cm" svg:x2="6.099cm" svg:y2="11.811cm">
          <text:p/>
        </draw:line>
        <draw:line draw:style-name="gr2" draw:text-style-name="P3" draw:layer="layout" svg:x1="12.208cm" svg:y1="9.728cm" svg:x2="10.746cm" svg:y2="8.399cm">
          <text:p/>
        </draw:line>
        <draw:line draw:style-name="gr2" draw:text-style-name="P3" draw:layer="layout" svg:x1="9.001cm" svg:y1="13.065cm" svg:x2="7.857cm" svg:y2="11.794cm">
          <text:p/>
        </draw:line>
        <draw:line draw:style-name="gr2" draw:text-style-name="P3" draw:layer="layout" svg:x1="15.332cm" svg:y1="12.954cm" svg:x2="13.971cm" svg:y2="11.5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7:03:50.462745196</dc:date>
    <meta:editing-duration>PT3H44M18S</meta:editing-duration>
    <meta:editing-cycles>8</meta:editing-cycles>
    <meta:generator>LibreOffice/5.1.6.2$Linux_X86_64 LibreOffice_project/10m0$Build-2</meta:generator>
    <meta:document-statistic meta:object-count="11"/>
  </office:meta>
</office:document-meta>
</file>